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15c" officeooo:paragraph-rsid="0000c15c"/>
    </style:style>
    <style:style style:name="P2" style:family="paragraph" style:parent-style-name="Standard">
      <style:paragraph-properties fo:text-align="center" style:justify-single-word="false"/>
      <style:text-properties officeooo:rsid="0000c15c" officeooo:paragraph-rsid="0000c15c"/>
    </style:style>
    <style:style style:name="P3" style:family="paragraph" style:parent-style-name="Standard">
      <style:text-properties officeooo:rsid="0000c15c" officeooo:paragraph-rsid="0002d5b4"/>
    </style:style>
    <style:style style:name="P4" style:family="paragraph" style:parent-style-name="Standard">
      <style:text-properties fo:font-weight="bold" officeooo:rsid="0000c15c" officeooo:paragraph-rsid="0000c15c" style:font-weight-asian="bold" style:font-weight-complex="bold"/>
    </style:style>
    <style:style style:name="P5" style:family="paragraph" style:parent-style-name="Standard">
      <style:text-properties fo:font-weight="bold" officeooo:rsid="0000c15c" officeooo:paragraph-rsid="0002d5b4" style:font-weight-asian="bold" style:font-weight-complex="bold"/>
    </style:style>
    <style:style style:name="P6" style:family="paragraph" style:parent-style-name="Standard">
      <style:text-properties fo:font-weight="bold" officeooo:rsid="00023353" officeooo:paragraph-rsid="00023353" style:font-weight-asian="bold" style:font-weight-complex="bold"/>
    </style:style>
    <style:style style:name="P7" style:family="paragraph" style:parent-style-name="Standard">
      <style:text-properties fo:font-weight="bold" officeooo:rsid="0002d5b4" officeooo:paragraph-rsid="0002d5b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0c15c" officeooo:paragraph-rsid="0000c15c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00c15c" officeooo:paragraph-rsid="0000c15c" style:font-size-asian="14pt" style:font-weight-asian="normal" style:font-size-complex="14pt" style:font-weight-complex="normal"/>
    </style:style>
    <style:style style:name="P10" style:family="paragraph" style:parent-style-name="Standard">
      <style:text-properties officeooo:rsid="000475e4" officeooo:paragraph-rsid="000475e4"/>
    </style:style>
    <style:style style:name="P11" style:family="paragraph" style:parent-style-name="Standard">
      <style:text-properties fo:font-weight="normal" officeooo:rsid="000475e4" officeooo:paragraph-rsid="000475e4" style:font-weight-asian="normal" style:font-weight-complex="normal"/>
    </style:style>
    <style:style style:name="P12" style:family="paragraph" style:parent-style-name="Standard">
      <style:text-properties officeooo:rsid="0008dfdd" officeooo:paragraph-rsid="0008dfdd"/>
    </style:style>
    <style:style style:name="P13" style:family="paragraph">
      <style:text-properties style:font-name="Liberation Serif" fo:font-size="12pt" fo:font-style="italic" fo:font-weight="normal" style:font-style-asian="italic" style:font-weight-asian="normal" style:font-style-complex="italic" style:font-weight-complex="normal"/>
    </style:style>
    <style:style style:name="P14" style:family="paragraph">
      <style:paragraph-properties fo:text-align="start"/>
      <style:text-properties style:font-name="Liberation Serif" fo:font-size="12pt"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text-align="start"/>
      <style:text-properties style:font-name="Liberation Serif" fo:font-size="12pt" fo:font-style="italic" style:font-style-asian="italic" style:font-style-complex="italic"/>
    </style:style>
    <style:style style:name="P16" style:family="paragraph">
      <style:text-properties style:font-name="Liberation Serif" fo:font-size="12pt" fo:font-style="italic" style:font-style-asian="italic" style:font-style-complex="italic"/>
    </style:style>
    <style:style style:name="P17" style:family="paragraph">
      <loext:graphic-properties draw:fill="none" draw:fill-color="#ffffff"/>
      <style:text-properties style:font-name="Liberation Serif" fo:font-size="12pt" fo:font-style="italic" style:font-style-asian="italic" style:font-style-complex="italic"/>
    </style:style>
    <style:style style:name="P18" style:family="paragraph">
      <loext:graphic-properties draw:fill="none" draw:fill-color="#ffffff"/>
      <style:text-properties style:font-name="Liberation Serif" fo:font-size="12pt" fo:font-style="italic" fo:font-weight="normal" style:font-style-asian="italic" style:font-weight-asian="normal" style:font-style-complex="italic" style:font-weight-complex="normal"/>
    </style:style>
    <style:style style:name="P19" style:family="paragraph">
      <style:text-properties style:font-name="Liberation Serif" fo:font-size="12pt"/>
    </style:style>
    <style:style style:name="P20" style:family="paragraph">
      <loext:graphic-properties draw:fill="none" draw:fill-color="#ffffff"/>
      <style:text-properties style:font-name="Liberation Serif" fo:font-size="12pt"/>
    </style:style>
    <style:style style:name="P21" style:family="paragraph">
      <style:text-properties fo:font-style="italic" style:font-style-asian="italic" style:font-style-complex="italic"/>
    </style:style>
    <style:style style:name="P22" style:family="paragraph">
      <loext:graphic-properties draw:fill="none" draw:fill-color="#ffffff"/>
      <style:text-properties fo:font-style="italic" style:font-style-asian="italic" style:font-style-complex="italic"/>
    </style:style>
    <style:style style:name="P2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d5b4" style:font-weight-asian="bold" style:font-weight-complex="bold"/>
    </style:style>
    <style:style style:name="T3" style:family="text">
      <style:text-properties fo:font-weight="bold" officeooo:rsid="000a5e2b" style:font-weight-asian="bold" style:font-weight-complex="bold"/>
    </style:style>
    <style:style style:name="T4" style:family="text">
      <style:text-properties officeooo:rsid="0002d5b4"/>
    </style:style>
    <style:style style:name="T5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Liberation Serif" fo:font-style="italic" style:font-style-asian="italic" style:font-style-complex="italic"/>
    </style:style>
    <style:style style:name="T7" style:family="text">
      <style:text-properties style:font-name="Liberation Serif"/>
    </style:style>
    <style:style style:name="T8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color="#000000" draw:fill="none" draw:fill-color="#ffffff" fo:min-height="3.41cm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3.896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8.278cm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6.77cm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3.972cm" style:run-through="foreground" style:wrap="non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3.44cm" style:run-through="foreground" style:wrap="none" style:wrap-contour-mode="full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3.387cm" style:run-through="foreground" style:wrap="none" style:wrap-contour-mode="full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3.577cm" style:run-through="foreground" style:wrap="none" style:wrap-contour-mode="full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3.545cm" style:run-through="foreground" style:wrap="none" style:wrap-contour-mode="full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2.805cm" style:run-through="foreground" style:wrap="none" style:wrap-contour-mode="full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2.143cm" style:run-through="foreground" style:wrap="none" style:wrap-contour-mode="full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2.699cm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te-rendu TD1</text:p>
      <text:p text:style-name="P9">TANG YUKE</text:p>
      <text:p text:style-name="P1"/>
      <text:p text:style-name="P1">Exercice 1</text:p>
      <text:p text:style-name="P1"><text:span text:style-name="T1">fic1:</text:span></text:p>
      <text:p text:style-name="P2"><draw:frame text:anchor-type="paragraph" draw:z-index="0" draw:name="Forme1" draw:style-name="gr1" draw:text-style-name="P15" svg:width="7.912cm" svg:height="3.41cm" svg:x="2.394cm" svg:y="0.318cm"><draw:text-box><text:p text:style-name="P13"><text:span text:style-name="T5">#include "fic.h"</text:span></text:p><text:p text:style-name="P14"><text:span text:style-name="T6"/></text:p><text:p text:style-name="P14"><text:span text:style-name="T6">int f(int i){</text:span></text:p><text:p text:style-name="P14"><text:span text:style-name="T6"><text:tab/></text:span><text:span text:style-name="T6">i=i+2;</text:span></text:p><text:p text:style-name="P14"><text:span text:style-name="T6"><text:tab/></text:span><text:span text:style-name="T6">return i;</text:span></text:p><text:p text:style-name="P14"><text:span text:style-name="T6">}</text:span></text:p></draw:text-box></draw:frame></text:p>
      <text:p text:style-name="P4">fic2:</text:p>
      <text:p text:style-name="P1"/>
      <text:p text:style-name="P4"><draw:frame text:anchor-type="paragraph" draw:z-index="1" draw:name="Forme2" draw:style-name="gr2" draw:text-style-name="P17" svg:width="8.785cm" svg:height="3.897cm" svg:x="2.949cm" svg:y="0.376cm"><draw:text-box><text:p text:style-name="P13"><text:span text:style-name="T5">#include "fic.h"</text:span></text:p><text:p text:style-name="P16"><text:span text:style-name="T6"/></text:p><text:p text:style-name="P16"><text:span text:style-name="T6">int g(int j){</text:span></text:p><text:p text:style-name="P16"><text:span text:style-name="T6"><text:tab/></text:span><text:span text:style-name="T6">float racine;</text:span></text:p><text:p text:style-name="P16"><text:span text:style-name="T6"><text:tab/></text:span><text:span text:style-name="T6">racine=sqrt(j);</text:span></text:p><text:p text:style-name="P16"><text:span text:style-name="T6"><text:tab/></text:span><text:span text:style-name="T6">return racine;</text:span></text:p><text:p text:style-name="P16"><text:span text:style-name="T6">}</text:span></text:p></draw:text-box></draw:frame>fic3:</text:p>
      <text:p text:style-name="P1"/>
      <text:p text:style-name="P7"><draw:frame text:anchor-type="paragraph" draw:z-index="2" draw:name="Forme3" draw:style-name="gr3" draw:text-style-name="P18" svg:width="9.817cm" svg:height="8.279cm" svg:x="2.526cm" svg:y="0.074cm"><draw:text-box><text:p text:style-name="P13"><text:span text:style-name="T5"/></text:p><text:p text:style-name="P13"><text:span text:style-name="T5">#include </text:span><text:span text:style-name="T5">"fic.h"</text:span></text:p><text:p text:style-name="P13"><text:span text:style-name="T5"/></text:p><text:p text:style-name="P13"><text:span text:style-name="T5">int main(){</text:span></text:p><text:p text:style-name="P13"><text:span text:style-name="T5"><text:tab/></text:span><text:span text:style-name="T5">int i; </text:span></text:p><text:p text:style-name="P13"><text:span text:style-name="T5"><text:tab/></text:span><text:span text:style-name="T5">int j;</text:span></text:p><text:p text:style-name="P13"><text:span text:style-name="T5"><text:tab/></text:span><text:span text:style-name="T5">printf("Saisir i: ");</text:span></text:p><text:p text:style-name="P13"><text:span text:style-name="T5"><text:tab/></text:span><text:span text:style-name="T5">scanf("%i",&amp;i);</text:span></text:p><text:p text:style-name="P13"><text:span text:style-name="T5"><text:tab/></text:span><text:span text:style-name="T5">printf("Saisir j: ");</text:span></text:p><text:p text:style-name="P13"><text:span text:style-name="T5"><text:tab/></text:span><text:span text:style-name="T5">scanf("%i",&amp;j);</text:span></text:p><text:p text:style-name="P13"><text:span text:style-name="T5"><text:tab/></text:span><text:span text:style-name="T5">float n;</text:span></text:p><text:p text:style-name="P13"><text:span text:style-name="T5"><text:tab/></text:span><text:span text:style-name="T5">n=f(i)*g(j);</text:span></text:p><text:p text:style-name="P13"><text:span text:style-name="T5"><text:tab/></text:span><text:span text:style-name="T5">printf("Résultat est %f",n);</text:span></text:p><text:p text:style-name="P13"><text:span text:style-name="T5"><text:tab/></text:span></text:p><text:p text:style-name="P13"><text:span text:style-name="T5">}</text:span></text:p></draw:text-box></draw:frame>fic.h :</text:p>
      <text:p text:style-name="P7"><draw:frame text:anchor-type="paragraph" draw:z-index="7" draw:name="Forme7" draw:style-name="gr8" draw:text-style-name="P22" svg:width="11.563cm" svg:height="1.95cm" svg:x="3.187cm" svg:y="0.333cm"><draw:text-box><text:p text:style-name="P21"><text:span text:style-name="T8">#include &lt;math.h&gt;</text:span></text:p><text:p text:style-name="P21"><text:span text:style-name="T8">#include &lt;stdio.h&gt;</text:span></text:p><text:p text:style-name="P14"><text:span text:style-name="T6">int f(int i) ;</text:span></text:p><text:p text:style-name="P16"><text:span text:style-name="T6">int g(int j) ;</text:span></text:p></draw:text-box></draw:frame></text:p>
      <text:p text:style-name="P4"/>
      <text:p text:style-name="P4"/>
      <text:p text:style-name="P4"/>
      <text:p text:style-name="P4"/>
      <text:p text:style-name="P1"><text:span text:style-name="T1"/></text:p>
      <text:p text:style-name="P1"><text:soft-page-break/><text:span text:style-name="T1">makefile:</text:span></text:p>
      <text:p text:style-name="P1"><draw:frame text:anchor-type="paragraph" draw:z-index="3" draw:name="Forme4" draw:style-name="gr4" draw:text-style-name="P20" svg:width="12.727cm" svg:height="6.818cm" svg:x="2.235cm" svg:y="0.205cm"><draw:text-box><text:p text:style-name="P19"><text:span text:style-name="T6">all:main</text:span></text:p><text:p text:style-name="P19"><text:span text:style-name="T6"/></text:p><text:p text:style-name="P19"><text:span text:style-name="T6">main:</text:span><text:span text:style-name="T6"><text:tab/></text:span><text:span text:style-name="T6">fic1.o</text:span><text:span text:style-name="T6"><text:tab/></text:span><text:span text:style-name="T6">fic2.o</text:span><text:span text:style-name="T6"><text:tab/></text:span><text:span text:style-name="T6">main.o</text:span></text:p><text:p text:style-name="P19"><text:span text:style-name="T6"><text:tab/></text:span><text:span text:style-name="T6">gcc</text:span><text:span text:style-name="T6"><text:tab/></text:span><text:span text:style-name="T6">-o</text:span><text:span text:style-name="T6"><text:tab/></text:span><text:span text:style-name="T6">main</text:span><text:span text:style-name="T6"><text:tab/></text:span><text:span text:style-name="T6">fic1.o</text:span><text:span text:style-name="T6"><text:tab/></text:span><text:span text:style-name="T6">fic2.o</text:span><text:span text:style-name="T6"><text:tab/></text:span><text:span text:style-name="T6">main.o</text:span><text:span text:style-name="T6"><text:tab/></text:span><text:span text:style-name="T6">-lm</text:span></text:p><text:p text:style-name="P19"><text:span text:style-name="T6"/></text:p><text:p text:style-name="P19"><text:span text:style-name="T6">fic1.o:fic1.c</text:span></text:p><text:p text:style-name="P19"><text:span text:style-name="T6"><text:tab/></text:span><text:span text:style-name="T6">gcc</text:span><text:span text:style-name="T6"><text:tab/></text:span><text:span text:style-name="T6">-c</text:span><text:span text:style-name="T6"><text:tab/></text:span><text:span text:style-name="T6">fic1.c</text:span></text:p><text:p text:style-name="P19"><text:span text:style-name="T6"/></text:p><text:p text:style-name="P19"><text:span text:style-name="T6">fic2.o:fic2.c</text:span></text:p><text:p text:style-name="P19"><text:span text:style-name="T6"><text:tab/></text:span><text:span text:style-name="T6">gcc</text:span><text:span text:style-name="T6"><text:tab/></text:span><text:span text:style-name="T6">-c</text:span><text:span text:style-name="T6"><text:tab/></text:span><text:span text:style-name="T6">fic2.c</text:span></text:p><text:p text:style-name="P19"><text:span text:style-name="T6"/></text:p><text:p text:style-name="P19"><text:span text:style-name="T6">main.o:main.c</text:span><text:span text:style-name="T6"><text:tab/></text:span><text:span text:style-name="T6">fic.h</text:span></text:p><text:p text:style-name="P19"><text:span text:style-name="T6"><text:tab/></text:span><text:span text:style-name="T6">gcc</text:span><text:span text:style-name="T6"><text:tab/></text:span><text:span text:style-name="T6">-c</text:span><text:span text:style-name="T6"><text:tab/></text:span><text:span text:style-name="T6">main.c</text:span><text:span text:style-name="T6"><text:tab/></text:span><text:span text:style-name="T6">fic.h</text:span><text:span text:style-name="T6"><text:tab/></text:span><text:span text:style-name="T6">-g</text:span></text:p><text:p text:style-name="P19"><text:span text:style-name="T7"/></text:p></draw:text-box></draw:frame></text:p>
      <text:p text:style-name="P5">Exercice <text:span text:style-name="T4">2</text:span></text:p>
      <text:p text:style-name="P4">main:</text:p>
      <text:p text:style-name="P1"/>
      <text:p text:style-name="P6"><draw:frame text:anchor-type="paragraph" draw:z-index="4" draw:name="Forme5" draw:style-name="gr5" draw:text-style-name="P22" svg:width="14.526cm" svg:height="3.973cm" svg:x="2.447cm" svg:y="0.217cm"><draw:text-box><text:p text:style-name="P21"><text:span text:style-name="T8">#include</text:span><text:span text:style-name="T5">"color.h"</text:span></text:p><text:p text:style-name="P21"><text:span text:style-name="T8">int main(){</text:span></text:p><text:p text:style-name="P21"><text:span text:style-name="T8"><text:tab/></text:span><text:span text:style-name="T8">printf("Choisir une couleur : 30=noir 31=rouge 32=vert 37=blanc : ");</text:span></text:p><text:p text:style-name="P21"><text:span text:style-name="T8"><text:tab/></text:span><text:span text:style-name="T8">int couleur;</text:span></text:p><text:p text:style-name="P21"><text:span text:style-name="T8"><text:tab/></text:span><text:span text:style-name="T8">scanf("%i",&amp;couleur);</text:span></text:p><text:p text:style-name="P21"><text:span text:style-name="T8"><text:tab/></text:span><text:span text:style-name="T8">clrscr();</text:span></text:p><text:p text:style-name="P21"><text:span text:style-name="T8"><text:tab/></text:span><text:span text:style-name="T8">couleur(couleur);</text:span></text:p><text:p text:style-name="P21"><text:span text:style-name="T8">}</text:span></text:p></draw:text-box></draw:frame>color.h :</text:p>
      <text:p text:style-name="P1"><draw:frame text:anchor-type="paragraph" draw:z-index="6" draw:name="Forme8" draw:style-name="gr7" draw:text-style-name="P22" svg:width="12.542cm" svg:height="3.387cm" svg:x="2.843cm" svg:y="0.067cm"><draw:text-box><text:p text:style-name="P21"><text:span text:style-name="T8"/></text:p><text:p text:style-name="P21"><text:span text:style-name="T8">#ifndef COULEURS</text:span></text:p><text:p text:style-name="P21"><text:span text:style-name="T8">#include &lt;stdio.h&gt;</text:span></text:p><text:p text:style-name="P21"><text:span text:style-name="T8">#define clrscr() printf("\033[H\033[2J")</text:span></text:p><text:p text:style-name="P21"><text:span text:style-name="T8">#define couleur(param) printf("\033[%im",param)</text:span></text:p><text:p text:style-name="P21"><text:span text:style-name="T8">#endif</text:span></text:p></draw:text-box></draw:frame></text:p>
      <text:p text:style-name="P1"/>
      <text:p text:style-name="P1"><text:span text:style-name="T1">makefile:</text:span></text:p>
      <text:p text:style-name="P1"><text:span text:style-name="T1"/></text:p>
      <text:p text:style-name="P1"><draw:frame text:anchor-type="paragraph" draw:z-index="5" draw:name="Forme6" draw:style-name="gr6" draw:text-style-name="P18" svg:width="12.33cm" svg:height="3.44cm" svg:x="2.764cm" svg:y="0.25cm"><draw:text-box><text:p text:style-name="P13"><text:span text:style-name="T5">all:main</text:span></text:p><text:p text:style-name="P13"><text:span text:style-name="T5">main:</text:span><text:span text:style-name="T5"><text:tab/></text:span><text:span text:style-name="T5">E2.o</text:span></text:p><text:p text:style-name="P13"><text:span text:style-name="T5"><text:tab/></text:span><text:span text:style-name="T5">gcc</text:span><text:span text:style-name="T5"><text:tab/></text:span><text:span text:style-name="T5">-o</text:span><text:span text:style-name="T5"><text:tab/></text:span><text:span text:style-name="T5">main</text:span><text:span text:style-name="T5"><text:tab/></text:span><text:span text:style-name="T5">E2.o -lm</text:span></text:p><text:p text:style-name="P13"><text:span text:style-name="T5"/></text:p><text:p text:style-name="P13"><text:span text:style-name="T5">E2.o:</text:span><text:span text:style-name="T5"><text:tab/></text:span><text:span text:style-name="T5">E2.c</text:span><text:span text:style-name="T5"><text:tab/></text:span><text:span text:style-name="T5">color.h</text:span></text:p><text:p text:style-name="P13"><text:span text:style-name="T5"><text:tab/></text:span><text:span text:style-name="T5">gcc</text:span><text:span text:style-name="T5"><text:tab/></text:span><text:span text:style-name="T5">-c</text:span><text:span text:style-name="T5"><text:tab/></text:span><text:span text:style-name="T5">E2.c</text:span></text:p></draw:text-box></draw:frame><text:span text:style-name="T1"/></text:p>
      <text:p text:style-name="P1"><text:span text:style-name="T1"/></text:p>
      <text:p text:style-name="P3"><text:soft-page-break/><text:span text:style-name="T1">Exercice </text:span><text:span text:style-name="T2">3</text:span></text:p>
      <text:p text:style-name="P11">J’ai met les fonctions de TP2 dans une fichier :fonction.c, et la fonction main dans main.c, avec le defi.h</text:p>
      <text:p text:style-name="P11"/>
      <text:p text:style-name="P10"><text:span text:style-name="T1">makefile :</text:span></text:p>
      <text:p text:style-name="P10"><draw:frame text:anchor-type="paragraph" draw:z-index="8" draw:name="Forme9" draw:style-name="gr9" draw:text-style-name="P22" svg:width="9.367cm" svg:height="3.578cm" svg:x="2.415cm" svg:y="0.284cm"><draw:text-box><text:p text:style-name="P21"><text:span text:style-name="T8">main: main.o fonction.o</text:span></text:p><text:p text:style-name="P21"><text:span text:style-name="T8"><text:tab/></text:span><text:span text:style-name="T8">gcc -o main main.o fonction.o -lm</text:span></text:p><text:p text:style-name="P21"><text:span text:style-name="T8">main.o : main.c defi.h</text:span></text:p><text:p text:style-name="P21"><text:span text:style-name="T8"><text:tab/></text:span><text:span text:style-name="T8">gcc -c main.c</text:span></text:p><text:p text:style-name="P21"><text:span text:style-name="T8">fonction.o : fonction.c defi.h</text:span></text:p><text:p text:style-name="P21"><text:span text:style-name="T8"><text:tab/></text:span><text:span text:style-name="T8">gcc -c fonction.c</text:span></text:p></draw:text-box></draw:frame><text:span text:style-name="T2">E</text:span><text:span text:style-name="T1">xercice 4</text:span></text:p>
      <text:p text:style-name="P10"><text:span text:style-name="T1"/></text:p>
      <text:p text:style-name="P12"><text:span text:style-name="T1">main.c</text:span></text:p>
      <text:p text:style-name="P12"><draw:frame text:anchor-type="paragraph" draw:z-index="9" draw:name="Forme10" draw:style-name="gr10" draw:text-style-name="P23" svg:width="15.558cm" svg:height="5.845cm" svg:x="0.753cm" svg:y="0.411cm"><draw:text-box><text:p><text:span text:style-name="T8">#include"defi.h"</text:span></text:p><text:p><text:span text:style-name="T8"/></text:p><text:p><text:span text:style-name="T8">void main(){</text:span></text:p><text:p><text:span text:style-name="T8"><text:tab/></text:span><text:span text:style-name="T8">int n;</text:span></text:p><text:p><text:span text:style-name="T8"><text:tab/></text:span><text:span text:style-name="T8">char mot[N];</text:span></text:p><text:p><text:span text:style-name="T8"><text:tab/></text:span><text:span text:style-name="T8">char car='c';</text:span></text:p><text:p><text:span text:style-name="T8"><text:tab/></text:span><text:span text:style-name="T8">printf("Saisir le mot : ");</text:span></text:p><text:p><text:span text:style-name="T8"><text:tab/></text:span><text:span text:style-name="T8">scanf("%s",mot);</text:span></text:p><text:p><text:span text:style-name="T8"><text:tab/></text:span><text:span text:style-name="T8">n=comter_voyelles(N,mot);</text:span></text:p><text:p><text:span text:style-name="T8"><text:tab/></text:span><text:span text:style-name="T8">printf("il y a %i voyelles dans ce mot.\n",n);</text:span></text:p><text:p><text:tab/></text:p><text:p>}</text:p></draw:text-box></draw:frame><text:span text:style-name="T1"/></text:p>
      <text:p text:style-name="P12"><text:span text:style-name="T1">fonction.c</text:span></text:p>
      <text:p text:style-name="P12"><draw:frame text:anchor-type="paragraph" draw:z-index="10" draw:name="Forme11" draw:style-name="gr11" draw:text-style-name="P22" svg:width="15.902cm" svg:height="10.713cm" svg:x="1.706cm" svg:y="0.249cm"><draw:text-box><text:p text:style-name="P21"><text:span text:style-name="T8">#include"defi.h"</text:span></text:p><text:p text:style-name="P21"><text:span text:style-name="T8"/></text:p><text:p text:style-name="P21"><text:span text:style-name="T8"/></text:p><text:p text:style-name="P21"><text:span text:style-name="T8"/></text:p><text:p text:style-name="P21"><text:span text:style-name="T8">int compter_occurrences(char car,int taille,char *mot){</text:span></text:p><text:p text:style-name="P21"><text:span text:style-name="T8"><text:tab/></text:span><text:span text:style-name="T8">int n=0;</text:span><text:span text:style-name="T8"><text:tab/></text:span></text:p><text:p text:style-name="P21"><text:span text:style-name="T8"><text:tab/></text:span><text:span text:style-name="T8">for(int i=0;i&lt;=taille;i++){</text:span></text:p><text:p text:style-name="P21"><text:span text:style-name="T8"><text:tab/></text:span><text:span text:style-name="T8"><text:tab/></text:span><text:span text:style-name="T8">if(mot[i]==car){</text:span></text:p><text:p text:style-name="P21"><text:span text:style-name="T8"><text:tab/></text:span><text:span text:style-name="T8"><text:tab/></text:span><text:span text:style-name="T8"><text:tab/></text:span><text:span text:style-name="T8">n++;</text:span></text:p><text:p text:style-name="P21"><text:span text:style-name="T8"><text:tab/></text:span><text:span text:style-name="T8"><text:tab/></text:span><text:span text:style-name="T8"><text:tab/></text:span><text:span text:style-name="T8">}</text:span></text:p><text:p text:style-name="P21"><text:span text:style-name="T8"><text:tab/></text:span><text:span text:style-name="T8">}</text:span></text:p><text:p text:style-name="P21"><text:span text:style-name="T8"><text:tab/></text:span><text:span text:style-name="T8">return n;</text:span></text:p><text:p text:style-name="P21"><text:span text:style-name="T8">}</text:span></text:p><text:p text:style-name="P21"><text:span text:style-name="T8"/></text:p><text:p text:style-name="P21"><text:span text:style-name="T8">int comter_voyelles(int taille,char *mot){</text:span></text:p><text:p text:style-name="P21"><text:span text:style-name="T8"><text:tab/></text:span><text:span text:style-name="T8">int n=0;</text:span></text:p><text:p text:style-name="P21"><text:span text:style-name="T8"><text:tab/></text:span><text:span text:style-name="T8">return n=compter_occurrences('a',N,mot)+compter_occurrences('e',N,mot)+compter_occurrences('i',N,mot)+compter_occurrences('o',N,mot)+compter_occurrences('u',N,mot)+compter_occurrences('y',N,mot);</text:span></text:p><text:p text:style-name="P21"><text:span text:style-name="T8">}</text:span></text:p><text:p text:style-name="P21"><text:span text:style-name="T8"/></text:p><text:p text:style-name="P21"><text:span text:style-name="T8"/></text:p></draw:text-box></draw:frame><text:span text:style-name="T1"/></text:p>
      <text:p text:style-name="P12"><text:span text:style-name="T1"/></text:p>
      <text:p text:style-name="P12"><text:soft-page-break/><text:span text:style-name="T1">defi.h</text:span></text:p>
      <text:p text:style-name="P12"><draw:frame text:anchor-type="paragraph" draw:z-index="11" draw:name="Forme12" draw:style-name="gr12" draw:text-style-name="P22" svg:width="16.802cm" svg:height="2.144cm" svg:x="1.812cm" svg:y="0.335cm"><draw:text-box><text:p text:style-name="P21"><text:span text:style-name="T8">#include&lt;stdio.h&gt;</text:span></text:p><text:p text:style-name="P21"><text:span text:style-name="T8">#define N 50</text:span></text:p><text:p text:style-name="P21"><text:span text:style-name="T8">int compter_occurrences(char car,int taille,char *mot);</text:span></text:p><text:p text:style-name="P21"><text:span text:style-name="T8">int comter_voyelles(int taille,char *mot);</text:span></text:p></draw:text-box></draw:frame><text:span text:style-name="T1">makefile</text:span></text:p>
      <text:p text:style-name="P12"><draw:frame text:anchor-type="paragraph" draw:z-index="12" draw:name="Forme13" draw:style-name="gr13" draw:text-style-name="P22" svg:width="15.32cm" svg:height="2.924cm" svg:x="1.864cm" svg:y="0.388cm"><draw:text-box><text:p><text:span text:style-name="T8">main: main.o fonction.o</text:span></text:p><text:p><text:span text:style-name="T8"><text:tab/></text:span><text:span text:style-name="T8">gcc -o main main.o fonction.o -lm</text:span></text:p><text:p><text:span text:style-name="T8">main.o : main.c</text:span><text:span text:style-name="T8"><text:tab/></text:span><text:span text:style-name="T8">defi.h</text:span></text:p><text:p><text:span text:style-name="T8"><text:tab/></text:span><text:span text:style-name="T8">gcc -c main.c</text:span></text:p><text:p><text:span text:style-name="T8">fonction.o : fonction.c defi.h</text:span></text:p><text:p><text:span text:style-name="T8"><text:tab/></text:span><text:span text:style-name="T8">gcc -c fonction.c</text:span></text:p></draw:text-box></draw:frame><text:span text:style-name="T1"/></text:p>
      <text:p text:style-name="P12"><text:span text:style-name="T1">Exercice</text:span><text:span text:style-name="T3">5</text:span></text:p>
      <text:p text:style-name="P12"><text:span text:style-name="T1"/></text:p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0:39:44.682913541</meta:creation-date>
    <dc:date>2016-10-10T12:18:25.996683733</dc:date>
    <meta:editing-duration>PT58M8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4" meta:paragraph-count="21" meta:word-count="48" meta:character-count="275" meta:non-whitespace-character-count="248"/>
  </office:meta>
</office:document-meta>
</file>